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udne piątkowe zajęcia</text:h>
      <text:p text:style-name="Standard">Pewnego dnia jakiś znajomy zatrzymał mnie i powiedział ze złością w głosie:</text:p>
      <text:list xml:id="list420451414" text:style-name="L1">
        <text:list-item>
          <text:p text:style-name="P4">Opowiem ci historyjkę! :</text:p>
        </text:list-item>
      </text:list>
      <text:p text:style-name="P2"/>
      <text:p text:style-name="P2">Pan Kotek był chory (na umyśle)</text:p>
      <text:p text:style-name="P2">i leżał w łóżeczku w psychiatryku (uczelni)</text:p>
      <text:p text:style-name="P2">I przyszedł kot doktor.</text:p>
      <text:p text:style-name="P2">- Jak się masz, Koteczku?</text:p>
      <text:p text:style-name="P2">- Źle bardzo- i łapkę</text:p>
      <text:p text:style-name="P2">wyciągnął do niego.</text:p>
      <text:p text:style-name="P2">Wziął za puls pan doktor</text:p>
      <text:p text:style-name="P2">poważnie chorego</text:p>
      <text:p text:style-name="P2">I dziwy mu prawi:</text:p>
      <text:p text:style-name="P2">- Zanadto się siedziało,</text:p>
      <text:p text:style-name="P2">co gorsza, nie przy komputerze,</text:p>
      <text:p text:style-name="P2">lecz ;</text:p>
      <text:p text:style-name="P2">Źle bardzo! gorączka!</text:p>
      <text:p text:style-name="P2">Źle bardzo, koteczku!</text:p>
      <text:p text:style-name="P2">Oj długo ty, długo</text:p>
      <text:p text:style-name="P2">poleżysz w łóżeczku</text:p>
      <text:p text:style-name="P2">I nic jeśd nie będziesz,</text:p>
      <text:p text:style-name="P2">kleiczek i basta.</text:p>
      <text:p text:style-name="P2">Broo Boże kiełbaski,</text:p>
      <text:p text:style-name="P2">słoninki lub ciasta!</text:p>
      <text:p text:style-name="P2">- A myszki nie można? -</text:p>
      <text:p text:style-name="P2">zapyta koteczek –</text:p>
      <text:p text:style-name="P2"/>
      <text:p text:style-name="P2"/>
      <text:p text:style-name="P2"/>
      <text:p text:style-name="P1">Mika &amp; Kałw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33:45</dc:date>
    <meta:editing-duration>PT00H17M17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26" meta:word-count="111" meta:character-count="637"/>
  </office:meta>
</office:document-meta>
</file>